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3.039cm"/>
    </style:style>
    <style:style style:name="Tableau1.D" style:family="table-column">
      <style:table-column-properties style:column-width="2.401cm"/>
    </style:style>
    <style:style style:name="Tableau1.E" style:family="table-column">
      <style:table-column-properties style:column-width="2.057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7" style:family="table-row">
      <style:table-row-properties style:min-row-height="0.554cm" fo:keep-together="auto"/>
    </style:style>
    <style:style style:name="P1" style:family="paragraph" style:parent-style-name="Text_20_body">
      <style:text-properties officeooo:paragraph-rsid="00426bef"/>
    </style:style>
    <style:style style:name="P2" style:family="paragraph" style:parent-style-name="Standard">
      <style:text-properties officeooo:paragraph-rsid="0026717b"/>
    </style:style>
    <style:style style:name="P3" style:family="paragraph" style:parent-style-name="Standard">
      <style:text-properties style:font-name="Arial" fo:font-size="11pt" officeooo:paragraph-rsid="0026717b" style:font-size-asian="11pt" style:font-name-complex="Arial1" style:font-size-complex="11pt"/>
    </style:style>
    <style:style style:name="P4" style:family="paragraph" style:parent-style-name="Standard">
      <style:text-properties style:font-name="Arial" fo:font-size="11pt" officeooo:rsid="004d10c3" officeooo:paragraph-rsid="004d10c3" style:font-size-asian="11pt" style:font-name-complex="Arial1" style:font-size-complex="11pt"/>
    </style:style>
    <style:style style:name="P5" style:family="paragraph" style:parent-style-name="Standard">
      <style:text-properties style:font-name="Arial" fo:font-size="11pt" officeooo:rsid="004d9ce9" officeooo:paragraph-rsid="004d9ce9" style:font-size-asian="11pt" style:font-name-complex="Arial1" style:font-size-complex="11pt"/>
    </style:style>
    <style:style style:name="P6" style:family="paragraph" style:parent-style-name="Standard">
      <style:text-properties officeooo:rsid="0044e42c" officeooo:paragraph-rsid="0044e42c"/>
    </style:style>
    <style:style style:name="P7" style:family="paragraph" style:parent-style-name="Standard">
      <style:text-properties officeooo:rsid="004557dc" officeooo:paragraph-rsid="004557dc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officeooo:rsid="0034df90" officeooo:paragraph-rsid="0034df90" style:font-size-asian="11pt" style:font-name-complex="Arial1" style:font-size-complex="11pt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officeooo:rsid="0031e0d4" officeooo:paragraph-rsid="00426bef" style:font-size-asian="11pt" style:font-name-complex="Arial1" style:font-size-complex="11pt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officeooo:rsid="0025541e" officeooo:paragraph-rsid="00426bef" style:font-size-asian="11pt" style:font-name-complex="Arial1" style:font-size-complex="11pt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officeooo:rsid="0048f877" officeooo:paragraph-rsid="0048f877" style:font-size-asian="11pt" style:font-name-complex="Arial1" style:font-size-complex="11pt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officeooo:rsid="004a08eb" officeooo:paragraph-rsid="004a08eb" style:font-size-asian="11pt" style:font-name-complex="Arial1" style:font-size-complex="11pt"/>
    </style:style>
    <style:style style:name="P1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Arial" fo:font-size="11pt" fo:font-weight="bold" officeooo:paragraph-rsid="0026717b" style:font-size-asian="11pt" style:font-weight-asian="bold" style:font-name-complex="Arial1" style:font-size-complex="11pt"/>
    </style:style>
    <style:style style:name="P14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rsid="0034df90" officeooo:paragraph-rsid="0034df90" style:font-size-asian="11pt" style:font-name-complex="Arial1" style:font-size-complex="11pt"/>
    </style:style>
    <style:style style:name="P15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rsid="00276f1a" officeooo:paragraph-rsid="00276f1a" style:font-size-asian="11pt" style:font-name-complex="Arial1" style:font-size-complex="11pt"/>
    </style:style>
    <style:style style:name="P16" style:family="paragraph" style:parent-style-name="Standard">
      <style:paragraph-properties fo:margin-left="0cm" fo:margin-right="-0.806cm" fo:text-indent="0cm" style:auto-text-indent="false"/>
      <style:text-properties style:font-name="Arial" fo:font-size="11pt" fo:font-weight="bold" officeooo:paragraph-rsid="0026717b" style:font-size-asian="11pt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left="0cm" fo:margin-right="-0.806cm" fo:text-indent="0cm" style:auto-text-indent="false"/>
      <style:text-properties officeooo:paragraph-rsid="0026717b"/>
    </style:style>
    <style:style style:name="P18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Arial" fo:font-size="11pt" fo:font-weight="bold" officeooo:paragraph-rsid="0026717b" style:font-size-asian="11pt" style:font-weight-asian="bold" style:font-name-complex="Arial1" style:font-size-complex="11pt"/>
    </style:style>
    <style:style style:name="P1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26717b"/>
    </style:style>
    <style:style style:name="P20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Arial" fo:font-size="11pt" fo:font-weight="bold" officeooo:rsid="004edd93" officeooo:paragraph-rsid="004edd93" style:font-size-asian="11pt" style:font-weight-asian="bold" style:font-name-complex="Arial1" style:font-size-complex="11pt" style:font-weight-complex="bold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fo:font-style="italic" style:text-underline-style="none" fo:font-weight="bold" officeooo:rsid="003abb87" officeooo:paragraph-rsid="00426bef" style:font-size-asian="11pt" style:font-style-asian="italic" style:font-weight-asian="bold" style:font-name-complex="Arial1" style:font-size-complex="11pt" style:font-style-complex="italic" style:font-weight-complex="bold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fo:font-weight="bold" officeooo:rsid="0059c12b" officeooo:paragraph-rsid="0059c12b" style:font-size-asian="11pt" style:font-weight-asian="bold" style:font-name-complex="Arial1" style:font-size-complex="11pt" style:font-weight-complex="bold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fo:font-weight="bold" officeooo:rsid="00426bef" officeooo:paragraph-rsid="007ec44d" style:font-size-asian="11pt" style:font-weight-asian="bold" style:font-name-complex="Arial1" style:font-size-complex="11pt" style:font-weight-complex="bold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officeooo:rsid="0032f1ff" officeooo:paragraph-rsid="00426bef" style:font-size-asian="11pt" style:font-name-complex="Arial1" style:font-size-complex="11pt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officeooo:rsid="0032f1ff" officeooo:paragraph-rsid="007ec44d" style:font-size-asian="11pt" style:font-name-complex="Arial1" style:font-size-complex="11pt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officeooo:rsid="0032f1ff" officeooo:paragraph-rsid="0059c12b" style:font-size-asian="11pt" style:font-name-complex="Arial1" style:font-size-complex="11pt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officeooo:rsid="0031e0d4" officeooo:paragraph-rsid="00426bef" style:font-size-asian="11pt" style:font-name-complex="Arial1" style:font-size-complex="11pt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paragraph-rsid="005abfa6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paragraph-rsid="006d4165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rsid="007101dc" officeooo:paragraph-rsid="007101dc"/>
    </style:style>
    <style:style style:name="P31" style:family="paragraph" style:parent-style-name="Standard">
      <style:text-properties officeooo:rsid="00543694" officeooo:paragraph-rsid="00543694"/>
    </style:style>
    <style:style style:name="P32" style:family="paragraph" style:parent-style-name="Standard">
      <style:text-properties style:font-name="Arial" fo:font-size="11pt" officeooo:rsid="005be577" officeooo:paragraph-rsid="005be577" style:font-size-asian="11pt" style:font-name-complex="Arial1" style:font-size-complex="11pt"/>
    </style:style>
    <style:style style:name="P33" style:family="paragraph" style:parent-style-name="Standard">
      <style:text-properties style:font-name="Arial" fo:font-size="11pt" officeooo:paragraph-rsid="0026717b" style:font-size-asian="11pt" style:font-name-complex="Arial1" style:font-size-complex="11pt"/>
    </style:style>
    <style:style style:name="P34" style:family="paragraph" style:parent-style-name="Standard">
      <style:text-properties officeooo:paragraph-rsid="00634055"/>
    </style:style>
    <style:style style:name="P35" style:family="paragraph" style:parent-style-name="Standard">
      <style:text-properties officeooo:paragraph-rsid="005be577"/>
    </style:style>
    <style:style style:name="P36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Arial" fo:font-size="11pt" fo:font-weight="bold" officeooo:paragraph-rsid="0068660b" style:font-size-asian="11pt" style:font-weight-asian="bold" style:font-name-complex="Arial1" style:font-size-complex="11pt"/>
    </style:style>
    <style:style style:name="P37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rsid="0034df90" officeooo:paragraph-rsid="0034df90" style:font-size-asian="11pt" style:font-name-complex="Arial1" style:font-size-complex="11pt"/>
    </style:style>
    <style:style style:name="P38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rsid="0034df90" officeooo:paragraph-rsid="007e109c" style:font-size-asian="11pt" style:font-name-complex="Arial1" style:font-size-complex="11pt"/>
    </style:style>
    <style:style style:name="P39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rsid="007cd176" officeooo:paragraph-rsid="007cd176" style:font-size-asian="11pt" style:font-name-complex="Arial1" style:font-size-complex="11pt"/>
    </style:style>
    <style:style style:name="P40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rsid="007e109c" officeooo:paragraph-rsid="007e109c" style:font-size-asian="11pt" style:font-name-complex="Arial1" style:font-size-complex="11pt"/>
    </style:style>
    <style:style style:name="P41" style:family="paragraph" style:parent-style-name="Text_20_body" style:master-page-name="Standard">
      <style:paragraph-properties style:page-number="auto"/>
      <style:text-properties officeooo:paragraph-rsid="002fecf8"/>
    </style:style>
    <style:style style:name="T1" style:family="text">
      <style:text-properties fo:color="#ffffff" loext:opacity="100%" style:font-name="Arial" fo:font-size="11pt" fo:font-weight="bold" style:font-size-asian="11pt" style:font-weight-asian="bold" style:font-name-complex="Arial1" style:font-size-complex="11pt"/>
    </style:style>
    <style:style style:name="T2" style:family="text">
      <style:text-properties fo:color="#ffffff" loext:opacity="100%" style:font-name="Arial" fo:font-size="11pt" fo:font-weight="bold" officeooo:rsid="00380ee9" style:font-size-asian="11pt" style:font-weight-asian="bold" style:font-name-complex="Arial1" style:font-size-complex="11pt"/>
    </style:style>
    <style:style style:name="T3" style:family="text">
      <style:text-properties fo:color="#ffffff" loext:opacity="100%" style:font-name="Arial" fo:font-size="11pt" fo:font-weight="bold" officeooo:rsid="007bb9ab" style:font-size-asian="11pt" style:font-weight-asian="bold" style:font-name-complex="Arial1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style:font-name="Arial" fo:font-size="11pt" fo:font-weight="bold" officeooo:rsid="00737739" style:font-size-asian="11pt" style:font-weight-asian="bold" style:font-name-complex="Arial1" style:font-size-complex="11pt" style:font-weight-complex="bold"/>
    </style:style>
    <style:style style:name="T6" style:family="text">
      <style:text-properties style:font-name="Arial" fo:font-size="11pt" fo:font-weight="bold" officeooo:rsid="00753648" style:font-size-asian="11pt" style:font-weight-asian="bold" style:font-name-complex="Arial1" style:font-size-complex="11pt" style:font-weight-complex="bold"/>
    </style:style>
    <style:style style:name="T7" style:family="text">
      <style:text-properties style:font-name="Arial" fo:font-size="11pt" fo:font-weight="bold" officeooo:rsid="00772032" style:font-size-asian="11pt" style:font-weight-asian="bold" style:font-name-complex="Arial1" style:font-size-complex="11pt" style:font-weight-complex="bold"/>
    </style:style>
    <style:style style:name="T8" style:family="text">
      <style:text-properties style:font-name="Arial" fo:font-size="11pt" style:font-size-asian="11pt" style:font-name-complex="Arial1" style:font-size-complex="11pt"/>
    </style:style>
    <style:style style:name="T9" style:family="text">
      <style:text-properties style:font-name="Arial" fo:font-size="11pt" officeooo:rsid="00634055" style:font-size-asian="11pt" style:font-name-complex="Arial1" style:font-size-complex="11pt"/>
    </style:style>
    <style:style style:name="T10" style:family="text">
      <style:text-properties style:font-name="Arial" fo:font-size="11pt" officeooo:rsid="0067c43a" style:font-size-asian="11pt" style:font-name-complex="Arial1" style:font-size-complex="11pt"/>
    </style:style>
    <style:style style:name="T11" style:family="text">
      <style:text-properties style:font-name="Arial" fo:font-size="11pt" officeooo:rsid="006d8666" style:font-size-asian="11pt" style:font-name-complex="Arial1" style:font-size-complex="11pt"/>
    </style:style>
    <style:style style:name="T12" style:family="text">
      <style:text-properties style:font-name="Arial" fo:font-size="11pt" officeooo:rsid="006d4165" style:font-size-asian="11pt" style:font-name-complex="Arial1" style:font-size-complex="11pt"/>
    </style:style>
    <style:style style:name="T13" style:family="text">
      <style:text-properties style:font-name="Arial" fo:font-size="11pt" officeooo:rsid="006ddabf" style:font-size-asian="11pt" style:font-name-complex="Arial1" style:font-size-complex="11pt"/>
    </style:style>
    <style:style style:name="T14" style:family="text">
      <style:text-properties style:font-name="Arial" fo:font-size="11pt" fo:font-weight="normal" officeooo:rsid="005abfa6" style:font-size-asian="11pt" style:font-weight-asian="normal" style:font-name-complex="Arial1" style:font-size-complex="11pt" style:font-weight-complex="normal"/>
    </style:style>
    <style:style style:name="T15" style:family="text">
      <style:text-properties style:font-name="Arial" fo:font-size="11pt" fo:font-weight="normal" officeooo:rsid="005baf5b" style:font-size-asian="11pt" style:font-weight-asian="normal" style:font-name-complex="Arial1" style:font-size-complex="11pt" style:font-weight-complex="normal"/>
    </style:style>
    <style:style style:name="T16" style:family="text">
      <style:text-properties style:font-name="Arial" fo:font-size="11pt" fo:font-weight="normal" officeooo:rsid="00737739" style:font-size-asian="11pt" style:font-weight-asian="normal" style:font-name-complex="Arial1" style:font-size-complex="11pt" style:font-weight-complex="normal"/>
    </style:style>
    <style:style style:name="T17" style:family="text">
      <style:text-properties style:font-name="Arial" fo:font-size="11pt" fo:font-weight="normal" officeooo:rsid="0073f533" style:font-size-asian="11pt" style:font-weight-asian="normal" style:font-name-complex="Arial1" style:font-size-complex="11pt" style:font-weight-complex="normal"/>
    </style:style>
    <style:style style:name="T18" style:family="text">
      <style:text-properties officeooo:rsid="002fecf8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fecf8" style:font-style-asian="italic" style:font-style-complex="italic"/>
    </style:style>
    <style:style style:name="T21" style:family="text">
      <style:text-properties officeooo:rsid="0034df90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fo:font-weight="bold" officeooo:rsid="001f346c" style:font-weight-asian="bold" style:font-weight-complex="bold"/>
    </style:style>
    <style:style style:name="T24" style:family="text">
      <style:text-properties style:text-underline-style="none" fo:font-weight="bold" officeooo:rsid="0021dc1e" style:font-weight-asian="bold" style:font-weight-complex="bold"/>
    </style:style>
    <style:style style:name="T25" style:family="text">
      <style:text-properties style:text-underline-style="none" fo:font-weight="bold" officeooo:rsid="0022ffb9" style:font-weight-asian="bold" style:font-weight-complex="bold"/>
    </style:style>
    <style:style style:name="T26" style:family="text">
      <style:text-properties style:text-underline-style="none" fo:font-weight="bold" officeooo:rsid="0025541e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3abb87"/>
    </style:style>
    <style:style style:name="T29" style:family="text">
      <style:text-properties officeooo:rsid="003c18fc"/>
    </style:style>
    <style:style style:name="T30" style:family="text">
      <style:text-properties officeooo:rsid="00426bef"/>
    </style:style>
    <style:style style:name="T3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2" style:family="text">
      <style:text-properties fo:font-style="normal" officeooo:rsid="0032f1ff" style:font-style-asian="normal" style:font-style-complex="normal"/>
    </style:style>
    <style:style style:name="T33" style:family="text">
      <style:text-properties fo:font-style="normal" officeooo:rsid="00524ca5" style:font-style-asian="normal" style:font-style-complex="normal"/>
    </style:style>
    <style:style style:name="T34" style:family="text">
      <style:text-properties fo:font-style="normal" officeooo:rsid="00564e7e" style:font-style-asian="normal" style:font-style-complex="normal"/>
    </style:style>
    <style:style style:name="T35" style:family="text">
      <style:text-properties fo:font-style="normal" officeooo:rsid="005751c3" style:font-style-asian="normal" style:font-style-complex="normal"/>
    </style:style>
    <style:style style:name="T36" style:family="text">
      <style:text-properties officeooo:rsid="005eba68"/>
    </style:style>
    <style:style style:name="T37" style:family="text">
      <style:text-properties officeooo:rsid="0060394e"/>
    </style:style>
    <style:style style:name="T38" style:family="text">
      <style:text-properties fo:font-weight="normal" officeooo:rsid="003abb87" style:font-weight-asian="normal" style:font-weight-complex="normal"/>
    </style:style>
    <style:style style:name="T39" style:family="text">
      <style:text-properties fo:font-weight="normal" officeooo:rsid="003c18fc" style:font-weight-asian="normal" style:font-weight-complex="normal"/>
    </style:style>
    <style:style style:name="T40" style:family="text">
      <style:text-properties fo:font-weight="normal" officeooo:rsid="005baf5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18">La dernière fois :</text:span><text:span text:style-name="T20">’’ </text:span><text:span text:style-name="T19">Nous avons corrigé ensemble l'exercice 4 de l'évaluation (qui a été rendu). Puis nous avons poursuivi avec la partie 3 de l'activité 2. Nous commencerons directement le protocole la prochaine fois pour les groupes qui n'avait pas fini.’’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19"><text:span text:style-name="T1">Séance </text:span><text:span text:style-name="T2">7 </text:span><text:span text:style-name="T3">4ème</text:span><text:span text:style-name="T1">: </text:span><text:span text:style-name="T4">Fiche de préparation</text:span></text:p>
            <text:p text:style-name="P20">Mardi 3 novembre 13h25 à 14h50</text:p>
            <text:p text:style-name="P20">Mardi 3 novembre 14h50 à 16h <text:s text:c="3"/></text:p>
          </table:table-cell>
          <table:covered-table-cell/>
          <table:table-cell table:style-name="Tableau1.C1" table:number-columns-spanned="3" office:value-type="string">
            <text:p text:style-name="P16">Durée :</text:p>
            <text:p text:style-name="P15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13">Déroulement</text:p>
          </table:table-cell>
          <table:table-cell table:style-name="Tableau1.C1" table:number-columns-spanned="2" office:value-type="string">
            <text:p text:style-name="P18">Matériel</text:p>
          </table:table-cell>
          <table:covered-table-cell/>
          <table:table-cell table:style-name="Tableau1.C1" office:value-type="string">
            <text:p text:style-name="P18">Temps</text:p>
          </table:table-cell>
          <table:table-cell table:style-name="Tableau1.C1" office:value-type="string">
            <text:p text:style-name="P36">Rôle</text:p>
            <text:p text:style-name="P36">l’enseignant</text:p>
          </table:table-cell>
        </table:table-row>
        <table:table-row table:style-name="Tableau1.3">
          <table:table-cell table:style-name="Tableau1.C1" office:value-type="string">
            <text:p text:style-name="P8">appel</text:p>
          </table:table-cell>
          <table:table-cell table:style-name="Tableau1.C1" table:number-columns-spanned="2" office:value-type="string">
            <text:p text:style-name="P3"/>
          </table:table-cell>
          <table:covered-table-cell/>
          <table:table-cell table:style-name="Tableau1.C1" office:value-type="string">
            <text:p text:style-name="P14">5min</text:p>
          </table:table-cell>
          <table:table-cell table:style-name="Tableau1.C1" office:value-type="string">
            <text:p text:style-name="P3"/>
          </table:table-cell>
        </table:table-row>
        <table:table-row table:style-name="Tableau1.3">
          <table:table-cell table:style-name="Tableau1.A4" office:value-type="string">
            <text:p text:style-name="P29"><text:span text:style-name="T11">m</text:span><text:span text:style-name="T12">oment </text:span><text:span text:style-name="T13">S</text:span><text:span text:style-name="T12">amuel </text:span><text:span text:style-name="T13">P</text:span><text:span text:style-name="T12">aty </text:span><text:span text:style-name="T5">bâton de parole</text:span><text:span text:style-name="T16"> </text:span><text:span text:style-name="T17">à tous ceux qui le souhaite</text:span></text:p>
            <text:p text:style-name="P30"><text:span text:style-name="T12">v</text:span><text:span text:style-name="T8">os avis ressenti questions</text:span></text:p>
            <text:p text:style-name="P30"><text:span text:style-name="T8">enseignement + tard </text:span><text:span text:style-name="T6">toutes l’équipe pédag</text:span><text:span text:style-name="T7">og</text:span><text:span text:style-name="T6">ique (psychologue) est là pour vous</text:span></text:p>
          </table:table-cell>
          <table:table-cell table:style-name="Tableau1.A4" table:number-columns-spanned="2" office:value-type="string">
            <text:p text:style-name="P3"/>
          </table:table-cell>
          <table:covered-table-cell/>
          <table:table-cell table:style-name="Tableau1.A4" office:value-type="string">
            <text:p text:style-name="P39">10-15min</text:p>
          </table:table-cell>
          <table:table-cell table:style-name="Tableau1.A4" office:value-type="string">
            <text:p text:style-name="P3"/>
          </table:table-cell>
        </table:table-row>
        <table:table-row table:style-name="Tableau1.3">
          <table:table-cell table:style-name="Tableau1.A4" office:value-type="string">
            <text:p text:style-name="P9">Protocole + trace écrite <text:span text:style-name="T30">activité 3 </text:span>partie 3 : </text:p>
            <text:p text:style-name="P9"><text:span text:style-name="T23">Dans u</text:span><text:span text:style-name="T24">n circuit en dérivation, </text:span><text:span text:style-name="T25">l’intensité </text:span><text:span text:style-name="T26">dans la branche principale</text:span><text:span text:style-name="T25"> </text:span><text:span text:style-name="T26">est égale à la somme de l’intensité dans toutes les branche dérivées,</text:span><text:span text:style-name="T25"> rien n’est perdu ! c’est la loi d’additivité des intensités !</text:span></text:p>
            <text:p text:style-name="P10"><text:span text:style-name="T25">D</text:span><text:span text:style-name="T22">it autrement, l’intensité qui sort du générateur est répartie entre toutes les branches dérivées. </text:span></text:p>
            <text:p text:style-name="P21">+ description d’un circuit en dérivation. Nœuds, branche principale, branche dérivée</text:p>
          </table:table-cell>
          <table:table-cell table:style-name="Tableau1.A4" table:number-columns-spanned="2" office:value-type="string">
            <text:p text:style-name="P3">A<text:span text:style-name="T21">ctivité 3</text:span></text:p>
            <text:p text:style-name="P4"><text:span text:style-name="T27">Par groupe </text:span>: 2 lampes</text:p>
            <text:p text:style-name="P4">1 ampèremètre</text:p>
            <text:p text:style-name="P4">5 fils</text:p>
            <text:p text:style-name="P5">1 pile</text:p>
          </table:table-cell>
          <table:covered-table-cell/>
          <table:table-cell table:style-name="Tableau1.A4" office:value-type="string">
            <text:p text:style-name="P40">20min</text:p>
            <text:p text:style-name="P38"/>
            <text:p text:style-name="P38">+10min</text:p>
          </table:table-cell>
          <table:table-cell table:style-name="Tableau1.A4" office:value-type="string">
            <text:p text:style-name="P3"/>
          </table:table-cell>
        </table:table-row>
        <table:table-row table:style-name="Tableau1.3">
          <table:table-cell table:style-name="Tableau1.A4" office:value-type="string">
            <text:p text:style-name="P22">Annoncer</text:p>
            <text:p text:style-name="P28"><text:span text:style-name="T14">évaluation dans deux semaines </text:span><text:span text:style-name="T15">exercices d’entraînement pour la semaine prochaine</text:span></text:p>
            <text:p text:style-name="P23">Distribuer :</text:p>
            <text:p text:style-name="P25"><text:span text:style-name="T38">Fiche méthode résoudre un p</text:span><text:span text:style-name="T39">ro</text:span><text:span text:style-name="T38">b</text:span><text:span text:style-name="T39">lème</text:span><text:span text:style-name="T38"> en élec</text:span><text:span text:style-name="T39">tricité</text:span><text:span text:style-name="T38"> +</text:span><text:span text:style-name="T40">Entraînement électricité </text:span></text:p>
          </table:table-cell>
          <table:table-cell table:style-name="Tableau1.A4" table:number-columns-spanned="2" office:value-type="string">
            <text:p text:style-name="P32">Entraînement_pour_éva<text:span text:style-name="T36">lu</text:span>ation.pd<text:span text:style-name="T37">f</text:span></text:p>
            <text:p text:style-name="P34"><text:span text:style-name="T9">fiche_méthode_résoudre_un_problème_en_électricité.</text:span><text:span text:style-name="T10">pdf</text:span></text:p>
          </table:table-cell>
          <table:covered-table-cell/>
          <table:table-cell table:style-name="Tableau1.A4" office:value-type="string">
            <text:p text:style-name="P14"/>
          </table:table-cell>
          <table:table-cell table:style-name="Tableau1.A4" office:value-type="string">
            <text:p text:style-name="P3"/>
          </table:table-cell>
        </table:table-row>
        <table:table-row table:style-name="Tableau1.7">
          <table:table-cell table:style-name="Tableau1.A4" office:value-type="string">
            <text:p text:style-name="P12">Distribuer</text:p>
            <text:p text:style-name="P11">Activité 1 : Chapitre 2</text:p>
          </table:table-cell>
          <table:table-cell table:style-name="Tableau1.A4" table:number-columns-spanned="2" office:value-type="string">
            <text:p text:style-name="P6">attendus du chapitre 2</text:p>
            <text:p text:style-name="P7">Activité 1 du chapitre 2</text:p>
            <text:p text:style-name="P31">trace de cours prof</text:p>
          </table:table-cell>
          <table:covered-table-cell/>
          <table:table-cell table:style-name="Tableau1.A4" office:value-type="string">
            <text:p text:style-name="P17"/>
          </table:table-cell>
          <table:table-cell table:style-name="Tableau1.A4" office:value-type="string">
            <text:p text:style-name="P2"/>
          </table:table-cell>
        </table:table-row>
      </table:table>
      <text:p text:style-name="P2"/>
      <text:p text:style-name="P1"><text:span text:style-name="T31">Pour la prochaine fois </text:span><text:span text:style-name="T32">: évaluation </text:span><text:span text:style-name="T34">la semaine d’après ! </text:span><text:span text:style-name="T35">(à leur choix?)</text:span><text:span text:style-name="T32"> + exercices d’entraînement </text:span><text:span text:style-name="T33">pour l’évalu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spip" style:family="paragraph" style:parent-style-name="Standard" style:default-outline-level="">
      <style:paragraph-properties fo:margin-top="0.494cm" fo:margin-bottom="0.494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401cm"/>
        </style:list-level-properties>
        <style:text-properties fo:font-family="Wingdings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67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4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211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48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5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21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29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6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1-02T22:02:08.505173175</dc:date>
    <meta:editing-duration>PT3H24M17S</meta:editing-duration>
    <meta:editing-cycles>89</meta:editing-cycles>
    <dc:creator>J Cercy</dc:creator>
    <meta:document-statistic meta:table-count="1" meta:image-count="0" meta:object-count="0" meta:page-count="1" meta:paragraph-count="40" meta:word-count="241" meta:character-count="1564" meta:non-whitespace-character-count="1356"/>
  </office:meta>
</office:document-meta>
</file>